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T52" style:parent-style-name="Fuentedepárrafopredeter." style:family="text">
      <style:text-properties fo:font-weight="bold" style:font-weight-asian="bold" style:font-weight-complex="bold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T54" style:parent-style-name="Fuentedepárrafopredeter." style:family="text">
      <style:text-properties fo:font-weight="bold" style:font-weight-asian="bold" style:font-weight-complex="bold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T60" style:parent-style-name="Fuentedepárrafopredeter." style:family="text">
      <style:text-properties fo:font-weight="bold" style:font-weight-asian="bold" style:font-weight-complex="bold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T68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ableColumn71" style:family="table-column">
      <style:table-column-properties style:column-width="0.7333in"/>
    </style:style>
    <style:style style:name="TableColumn72" style:family="table-column">
      <style:table-column-properties style:column-width="0.8562in"/>
    </style:style>
    <style:style style:name="Table70" style:family="table">
      <style:table-properties style:width="1.5895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1" style:family="table-row">
      <style:table-row-properties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4" style:family="table-row">
      <style:table-row-properties/>
    </style:style>
    <style:style style:name="TableCell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7" style:family="table-row">
      <style:table-row-properties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0" style:family="table-row">
      <style:table-row-properties/>
    </style:style>
    <style:style style:name="TableCell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3" style:family="table-row">
      <style:table-row-properties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6" style:family="table-row">
      <style:table-row-properties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9" style:family="table-row">
      <style:table-row-properties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2" style:family="table-row">
      <style:table-row-properties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5" style:family="table-row">
      <style:table-row-properties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8" style:family="table-row">
      <style:table-row-properties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1" style:family="table-row">
      <style:table-row-properties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7" style:family="table-row">
      <style:table-row-properties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0" style:family="table-row">
      <style:table-row-properties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3" style:family="table-row">
      <style:table-row-properties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6" style:family="table-row">
      <style:table-row-properties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9" style:family="table-row">
      <style:table-row-properties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2" style:family="table-row">
      <style:table-row-properties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5" style:family="table-row">
      <style:table-row-properties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8" style:family="table-row">
      <style:table-row-properties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1" style:family="table-row">
      <style:table-row-properties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4" style:family="table-row">
      <style:table-row-properties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7" style:family="table-row">
      <style:table-row-properties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0" style:family="table-row">
      <style:table-row-properties/>
    </style:style>
    <style:style style:name="TableCell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3" style:family="table-row">
      <style:table-row-properties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6" style:family="table-row">
      <style:table-row-properties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9" style:family="table-row">
      <style:table-row-properties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2" style:family="table-row">
      <style:table-row-properties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5" style:family="table-row">
      <style:table-row-properties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8" style:family="table-row">
      <style:table-row-properties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1" style:family="table-row">
      <style:table-row-properties/>
    </style:style>
    <style:style style:name="TableCell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4" style:family="table-row">
      <style:table-row-properties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7" style:family="table-row">
      <style:table-row-properties/>
    </style:style>
    <style:style style:name="TableCell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0" style:family="table-row">
      <style:table-row-properties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3" style:family="table-row">
      <style:table-row-properties/>
    </style:style>
    <style:style style:name="TableCell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6" style:family="table-row">
      <style:table-row-properties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2" style:family="table-row">
      <style:table-row-properties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8" style:family="table-row">
      <style:table-row-properties/>
    </style:style>
    <style:style style:name="TableCell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1" style:family="table-row">
      <style:table-row-properties/>
    </style:style>
    <style:style style:name="TableCell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4" style:family="table-row">
      <style:table-row-properties/>
    </style:style>
    <style:style style:name="TableCell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7" style:family="table-row">
      <style:table-row-properties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0" style:family="table-row">
      <style:table-row-properties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3" style:family="table-row">
      <style:table-row-properties/>
    </style:style>
    <style:style style:name="TableCell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6" style:family="table-row">
      <style:table-row-properties/>
    </style:style>
    <style:style style:name="TableCell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9" style:family="table-row">
      <style:table-row-properties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2" style:family="table-row">
      <style:table-row-properties/>
    </style:style>
    <style:style style:name="TableCell2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5" style:family="table-row">
      <style:table-row-properties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family="graphic" style:name="a3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📝</text:span><text:span text:style-name="T3"><text:s/>Examen tipo test avanzado — Big Data / Infraestructura (50 preguntas)</text:span></text:p>
      <text:p text:style-name="Normal"><text:span text:style-name="T4">Instrucciones:</text:span><text:line-break/>Solo<text:s/><text:span text:style-name="T5">una respuesta es correcta</text:span>.</text:p>
      <text:p text:style-name="Normal"><draw:custom-shape svg:x="0in" svg:y="0in" svg:width="45.51042in" svg:height="0.00139in" draw:z-index="0" draw:id="id0" draw:style-name="a0" draw:name="Horizontal Line 307" text:anchor-type="as-char"><svg:title/><svg:desc/><draw:enhanced-geometry draw:type="non-primitive" svg:viewBox="0 0 21600 21600" draw:enhanced-path="M 0 0 L 21600 0 21600 21600 0 21600 Z N"/></draw:custom-shape></text:p>
      <text:p text:style-name="P6">Parte 1 — Virtualización</text:p>
      <text:p text:style-name="Normal"><text:span text:style-name="T7">1. El hipervisor tipo 1 se ejecuta:</text:span></text:p>
      <text:p text:style-name="Normal">A) Sobre un sistema operativo<text:line-break/>B) Directamente sobre el hardware<text:line-break/>C) Dentro de una aplicación<text:line-break/>D) Solo en contenedores</text:p>
      <text:p text:style-name="Normal"><draw:custom-shape svg:x="0in" svg:y="0in" svg:width="45.51042in" svg:height="0.00139in" draw:z-index="0" draw:id="id1" draw:style-name="a1" draw:name="Horizontal Line 30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">2. Un hipervisor tipo 2 se caracteriza por:</text:span></text:p>
      <text:p text:style-name="Normal">A) Ejecutarse sobre un sistema operativo host<text:line-break/>B) Controlar directamente el hardware<text:line-break/>C) No permitir múltiples máquinas virtuales<text:line-break/>D) No necesitar sistema operativo</text:p>
      <text:p text:style-name="Normal"><draw:custom-shape svg:x="0in" svg:y="0in" svg:width="45.51042in" svg:height="0.00139in" draw:z-index="0" draw:id="id2" draw:style-name="a2" draw:name="Horizontal Line 30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">3. ¿Qué ventaja principal tiene la virtualización?</text:span></text:p>
      <text:p text:style-name="Normal">A) Mayor uso de hardware dedicado<text:line-break/>B) Consolidación de servidores<text:line-break/>C) Eliminación de redes<text:line-break/>D) Eliminación del sistema operativo</text:p>
      <text:p text:style-name="Normal"><draw:custom-shape svg:x="0in" svg:y="0in" svg:width="45.51042in" svg:height="0.00139in" draw:z-index="0" draw:id="id3" draw:style-name="a3" draw:name="Horizontal Line 31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">4. Una snapshot permite:</text:span></text:p>
      <text:p text:style-name="Normal">A) Clonar hardware físico<text:line-break/>B) Guardar el estado de una VM<text:line-break/>C) Crear redes virtuales<text:line-break/>D) Crear usuarios</text:p>
      <text:p text:style-name="Normal"><draw:custom-shape svg:x="0in" svg:y="0in" svg:width="45.51042in" svg:height="0.00139in" draw:z-index="0" draw:id="id4" draw:style-name="a4" draw:name="Horizontal Line 31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">5. En virtualización, el overcommit significa:</text:span></text:p>
      <text:p text:style-name="Normal">A) Asignar más recursos virtuales que físicos<text:line-break/>B) Reducir memoria<text:line-break/><text:soft-page-break/>C) Eliminar CPU<text:line-break/>D) Bloquear máquinas virtuales</text:p>
      <text:p text:style-name="Normal"><draw:custom-shape svg:x="0in" svg:y="0in" svg:width="45.51042in" svg:height="0.00139in" draw:z-index="0" draw:id="id5" draw:style-name="a5" draw:name="Horizontal Line 312" text:anchor-type="as-char"><svg:title/><svg:desc/><draw:enhanced-geometry draw:type="non-primitive" svg:viewBox="0 0 21600 21600" draw:enhanced-path="M 0 0 L 21600 0 21600 21600 0 21600 Z N"/></draw:custom-shape></text:p>
      <text:p text:style-name="P12">Parte 2 — Redes</text:p>
      <text:p text:style-name="Normal"><text:span text:style-name="T13">6. ¿Qué capa del modelo OSI gestiona el direccionamiento lógico?</text:span></text:p>
      <text:p text:style-name="Normal">A) Física<text:line-break/>B) Red<text:line-break/>C) Transporte<text:line-break/>D) Aplicación</text:p>
      <text:p text:style-name="Normal"><draw:custom-shape svg:x="0in" svg:y="0in" svg:width="45.51042in" svg:height="0.00139in" draw:z-index="0" draw:id="id6" draw:style-name="a6" draw:name="Horizontal Line 31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">7. ¿Qué protocolo pertenece a la capa de transporte?</text:span></text:p>
      <text:p text:style-name="Normal">A) HTTP<text:line-break/>B) TCP<text:line-break/>C) IP<text:line-break/>D) ICMP</text:p>
      <text:p text:style-name="Normal"><draw:custom-shape svg:x="0in" svg:y="0in" svg:width="45.51042in" svg:height="0.00139in" draw:z-index="0" draw:id="id7" draw:style-name="a7" draw:name="Horizontal Line 31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">8. TCP se caracteriza por:</text:span></text:p>
      <text:p text:style-name="Normal">A) No garantizar entrega<text:line-break/>B) Ser orientado a conexión<text:line-break/>C) Ser más rápido que UDP siempre<text:line-break/>D) No tener control de errores</text:p>
      <text:p text:style-name="Normal"><draw:custom-shape svg:x="0in" svg:y="0in" svg:width="45.51042in" svg:height="0.00139in" draw:z-index="0" draw:id="id8" draw:style-name="a8" draw:name="Horizontal Line 31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">9. UDP se caracteriza por:</text:span></text:p>
      <text:p text:style-name="Normal">A) Confirmación de entrega<text:line-break/>B) Baja latencia<text:line-break/>C) Control estricto de conexión<text:line-break/>D) Uso obligatorio en web</text:p>
      <text:p text:style-name="Normal"><draw:custom-shape svg:x="0in" svg:y="0in" svg:width="45.51042in" svg:height="0.00139in" draw:z-index="0" draw:id="id9" draw:style-name="a9" draw:name="Horizontal Line 31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">10. ¿Qué comando muestra rutas de red?</text:span></text:p>
      <text:p text:style-name="Normal">A) ping<text:line-break/>B) traceroute<text:line-break/>C) netstat<text:line-break/>D) route</text:p>
      <text:soft-page-break/>
      <text:p text:style-name="Normal"><draw:custom-shape svg:x="0in" svg:y="0in" svg:width="45.51042in" svg:height="0.00139in" draw:z-index="0" draw:id="id10" draw:style-name="a10" draw:name="Horizontal Line 317" text:anchor-type="as-char"><svg:title/><svg:desc/><draw:enhanced-geometry draw:type="non-primitive" svg:viewBox="0 0 21600 21600" draw:enhanced-path="M 0 0 L 21600 0 21600 21600 0 21600 Z N"/></draw:custom-shape></text:p>
      <text:p text:style-name="P18">Parte 3 — DNS y direccionamiento</text:p>
      <text:p text:style-name="Normal"><text:span text:style-name="T19">11. DNS se utiliza para:</text:span></text:p>
      <text:p text:style-name="Normal">A) Cifrar tráfico<text:line-break/>B) Traducir nombres de dominio a IP<text:line-break/>C) Crear redes<text:line-break/>D) Transferir archivos</text:p>
      <text:p text:style-name="Normal"><draw:custom-shape svg:x="0in" svg:y="0in" svg:width="45.51042in" svg:height="0.00139in" draw:z-index="0" draw:id="id11" draw:style-name="a11" draw:name="Horizontal Line 31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">12. Un registro DNS tipo A contiene:</text:span></text:p>
      <text:p text:style-name="Normal">A) Nombre del servidor<text:line-break/>B) Dirección IPv4<text:line-break/>C) Dirección IPv6<text:line-break/>D) Alias</text:p>
      <text:p text:style-name="Normal"><draw:custom-shape svg:x="0in" svg:y="0in" svg:width="45.51042in" svg:height="0.00139in" draw:z-index="0" draw:id="id12" draw:style-name="a12" draw:name="Horizontal Line 31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">13. Un registro CNAME representa:</text:span></text:p>
      <text:p text:style-name="Normal">A) Dirección IP<text:line-break/>B) Alias de dominio<text:line-break/>C) Puerto de red<text:line-break/>D) Usuario</text:p>
      <text:p text:style-name="Normal"><draw:custom-shape svg:x="0in" svg:y="0in" svg:width="45.51042in" svg:height="0.00139in" draw:z-index="0" draw:id="id13" draw:style-name="a13" draw:name="Horizontal Line 32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2">14. ¿Qué herramienta permite consultar registros DNS?</text:span></text:p>
      <text:p text:style-name="Normal">A) ping<text:line-break/>B) nslookup<text:line-break/>C) netstat<text:line-break/>D) ifconfig</text:p>
      <text:p text:style-name="Normal"><draw:custom-shape svg:x="0in" svg:y="0in" svg:width="45.51042in" svg:height="0.00139in" draw:z-index="0" draw:id="id14" draw:style-name="a14" draw:name="Horizontal Line 321" text:anchor-type="as-char"><svg:title/><svg:desc/><draw:enhanced-geometry draw:type="non-primitive" svg:viewBox="0 0 21600 21600" draw:enhanced-path="M 0 0 L 21600 0 21600 21600 0 21600 Z N"/></draw:custom-shape></text:p>
      <text:p text:style-name="P23">Parte 4 — Seguridad</text:p>
      <text:p text:style-name="Normal"><text:span text:style-name="T24">15. El principio de mínimo privilegio implica:</text:span></text:p>
      <text:p text:style-name="Normal">A) Dar acceso completo a todos<text:line-break/>B) Dar solo los permisos necesarios<text:line-break/>C) Eliminar permisos<text:line-break/>D) No usar autenticación</text:p>
      <text:p text:style-name="Normal"><draw:custom-shape svg:x="0in" svg:y="0in" svg:width="45.51042in" svg:height="0.00139in" draw:z-index="0" draw:id="id15" draw:style-name="a15" draw:name="Horizontal Line 322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25">16. La confidencialidad significa:</text:span></text:p>
      <text:p text:style-name="Normal">A) Evitar modificaciones<text:line-break/>B) Evitar accesos no autorizados<text:line-break/>C) Garantizar disponibilidad<text:line-break/>D) Evitar duplicados</text:p>
      <text:p text:style-name="Normal"><draw:custom-shape svg:x="0in" svg:y="0in" svg:width="45.51042in" svg:height="0.00139in" draw:z-index="0" draw:id="id16" draw:style-name="a16" draw:name="Horizontal Line 32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6">17. La integridad garantiza:</text:span></text:p>
      <text:p text:style-name="Normal">A) Datos no alterados<text:line-break/>B) Datos disponibles<text:line-break/>C) Datos cifrados<text:line-break/>D) Datos duplicados</text:p>
      <text:p text:style-name="Normal"><draw:custom-shape svg:x="0in" svg:y="0in" svg:width="45.51042in" svg:height="0.00139in" draw:z-index="0" draw:id="id17" draw:style-name="a17" draw:name="Horizontal Line 32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7">18. La disponibilidad implica:</text:span></text:p>
      <text:p text:style-name="Normal">A) Acceso constante a los sistemas<text:line-break/>B) Cifrado permanente<text:line-break/>C) Eliminación de datos<text:line-break/>D) Control de acceso</text:p>
      <text:p text:style-name="Normal"><draw:custom-shape svg:x="0in" svg:y="0in" svg:width="45.51042in" svg:height="0.00139in" draw:z-index="0" draw:id="id18" draw:style-name="a18" draw:name="Horizontal Line 325" text:anchor-type="as-char"><svg:title/><svg:desc/><draw:enhanced-geometry draw:type="non-primitive" svg:viewBox="0 0 21600 21600" draw:enhanced-path="M 0 0 L 21600 0 21600 21600 0 21600 Z N"/></draw:custom-shape></text:p>
      <text:p text:style-name="P28">Parte 5 — Criptografía</text:p>
      <text:p text:style-name="Normal"><text:span text:style-name="T29">19. El cifrado simétrico utiliza:</text:span></text:p>
      <text:p text:style-name="Normal">A) Dos claves<text:line-break/>B) Una misma clave<text:line-break/>C) Tres claves<text:line-break/>D) Clave pública</text:p>
      <text:p text:style-name="Normal"><draw:custom-shape svg:x="0in" svg:y="0in" svg:width="45.51042in" svg:height="0.00139in" draw:z-index="0" draw:id="id19" draw:style-name="a19" draw:name="Horizontal Line 32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0">20. Un ejemplo de cifrado simétrico es:</text:span></text:p>
      <text:p text:style-name="Normal">A) RSA<text:line-break/>B) AES<text:line-break/>C) ECC<text:line-break/>D) DSA</text:p>
      <text:p text:style-name="Normal"><draw:custom-shape svg:x="0in" svg:y="0in" svg:width="45.51042in" svg:height="0.00139in" draw:z-index="0" draw:id="id20" draw:style-name="a20" draw:name="Horizontal Line 32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1">21. Un ejemplo de cifrado asimétrico es:</text:span></text:p>
      <text:soft-page-break/>
      <text:p text:style-name="Normal">A) AES<text:line-break/>B) DES<text:line-break/>C) RSA<text:line-break/>D) SHA</text:p>
      <text:p text:style-name="Normal"><draw:custom-shape svg:x="0in" svg:y="0in" svg:width="45.51042in" svg:height="0.00139in" draw:z-index="0" draw:id="id21" draw:style-name="a21" draw:name="Horizontal Line 32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2">22. Una función hash produce:</text:span></text:p>
      <text:p text:style-name="Normal">A) Cifrado reversible<text:line-break/>B) Valor fijo a partir de datos<text:line-break/>C) Archivo comprimido<text:line-break/>D) Dirección IP</text:p>
      <text:p text:style-name="Normal"><draw:custom-shape svg:x="0in" svg:y="0in" svg:width="45.51042in" svg:height="0.00139in" draw:z-index="0" draw:id="id22" draw:style-name="a22" draw:name="Horizontal Line 32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3">23. SHA-256 es:</text:span></text:p>
      <text:p text:style-name="Normal">A) Algoritmo hash<text:line-break/>B) Algoritmo de cifrado simétrico<text:line-break/>C) Protocolo de red<text:line-break/>D) Sistema operativo</text:p>
      <text:p text:style-name="Normal"><draw:custom-shape svg:x="0in" svg:y="0in" svg:width="45.51042in" svg:height="0.00139in" draw:z-index="0" draw:id="id23" draw:style-name="a23" draw:name="Horizontal Line 330" text:anchor-type="as-char"><svg:title/><svg:desc/><draw:enhanced-geometry draw:type="non-primitive" svg:viewBox="0 0 21600 21600" draw:enhanced-path="M 0 0 L 21600 0 21600 21600 0 21600 Z N"/></draw:custom-shape></text:p>
      <text:p text:style-name="P34">Parte 6 — Autenticación</text:p>
      <text:p text:style-name="Normal"><text:span text:style-name="T35">24. Autenticación significa:</text:span></text:p>
      <text:p text:style-name="Normal">A) Verificar identidad<text:line-break/>B) Dar permisos<text:line-break/>C) Crear usuarios<text:line-break/>D) Cifrar datos</text:p>
      <text:p text:style-name="Normal"><draw:custom-shape svg:x="0in" svg:y="0in" svg:width="45.51042in" svg:height="0.00139in" draw:z-index="0" draw:id="id24" draw:style-name="a24" draw:name="Horizontal Line 33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6">25. Autorización significa:</text:span></text:p>
      <text:p text:style-name="Normal">A) Identificar usuario<text:line-break/>B) Definir permisos<text:line-break/>C) Crear redes<text:line-break/>D) Enviar datos</text:p>
      <text:p text:style-name="Normal"><draw:custom-shape svg:x="0in" svg:y="0in" svg:width="45.51042in" svg:height="0.00139in" draw:z-index="0" draw:id="id25" draw:style-name="a25" draw:name="Horizontal Line 33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7">26. Kerberos utiliza:</text:span></text:p>
      <text:p text:style-name="Normal">A) Tokens cifrados<text:line-break/>B) Tickets de autenticación<text:line-break/><text:soft-page-break/>C) Claves hash simples<text:line-break/>D) Certificados SSL</text:p>
      <text:p text:style-name="Normal"><draw:custom-shape svg:x="0in" svg:y="0in" svg:width="45.51042in" svg:height="0.00139in" draw:z-index="0" draw:id="id26" draw:style-name="a26" draw:name="Horizontal Line 33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8">27. LDAP se utiliza para:</text:span></text:p>
      <text:p text:style-name="Normal">A) Directorios de usuarios<text:line-break/>B) Transferencia de archivos<text:line-break/>C) Creación de redes<text:line-break/>D) Cifrado de datos</text:p>
      <text:p text:style-name="Normal"><draw:custom-shape svg:x="0in" svg:y="0in" svg:width="45.51042in" svg:height="0.00139in" draw:z-index="0" draw:id="id27" draw:style-name="a27" draw:name="Horizontal Line 334" text:anchor-type="as-char"><svg:title/><svg:desc/><draw:enhanced-geometry draw:type="non-primitive" svg:viewBox="0 0 21600 21600" draw:enhanced-path="M 0 0 L 21600 0 21600 21600 0 21600 Z N"/></draw:custom-shape></text:p>
      <text:p text:style-name="P39">Parte 7 — Control de accesos</text:p>
      <text:p text:style-name="Normal"><text:span text:style-name="T40">28. RBAC significa:</text:span></text:p>
      <text:p text:style-name="Normal">A) Role Based Access Control<text:line-break/>B) Resource Based Access Control<text:line-break/>C) Remote Based Access Control<text:line-break/>D) Random Based Access Control</text:p>
      <text:p text:style-name="Normal"><draw:custom-shape svg:x="0in" svg:y="0in" svg:width="45.51042in" svg:height="0.00139in" draw:z-index="0" draw:id="id28" draw:style-name="a28" draw:name="Horizontal Line 33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1">29. Una ACL es:</text:span></text:p>
      <text:p text:style-name="Normal">A) Lista de permisos de acceso<text:line-break/>B) Lista de redes<text:line-break/>C) Lista de archivos<text:line-break/>D) Lista de puertos</text:p>
      <text:p text:style-name="Normal"><draw:custom-shape svg:x="0in" svg:y="0in" svg:width="45.51042in" svg:height="0.00139in" draw:z-index="0" draw:id="id29" draw:style-name="a29" draw:name="Horizontal Line 336" text:anchor-type="as-char"><svg:title/><svg:desc/><draw:enhanced-geometry draw:type="non-primitive" svg:viewBox="0 0 21600 21600" draw:enhanced-path="M 0 0 L 21600 0 21600 21600 0 21600 Z N"/></draw:custom-shape></text:p>
      <text:p text:style-name="P42">Parte 8 — Monitorización y logs</text:p>
      <text:p text:style-name="Normal"><text:span text:style-name="T43">30. Un log registra:</text:span></text:p>
      <text:p text:style-name="Normal">A) Eventos del sistema<text:line-break/>B) Direcciones IP<text:line-break/>C) Archivos temporales<text:line-break/>D) Usuarios activos</text:p>
      <text:p text:style-name="Normal"><draw:custom-shape svg:x="0in" svg:y="0in" svg:width="45.51042in" svg:height="0.00139in" draw:z-index="0" draw:id="id30" draw:style-name="a30" draw:name="Horizontal Line 3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4">31. Elasticsearch sirve para:</text:span></text:p>
      <text:p text:style-name="Normal">A) Almacenamiento y búsqueda de logs<text:line-break/>B) Cifrado de datos<text:line-break/><text:soft-page-break/>C) Virtualización<text:line-break/>D) Gestión de redes</text:p>
      <text:p text:style-name="Normal"><draw:custom-shape svg:x="0in" svg:y="0in" svg:width="45.51042in" svg:height="0.00139in" draw:z-index="0" draw:id="id31" draw:style-name="a31" draw:name="Horizontal Line 33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5">32. Logstash sirve para:</text:span></text:p>
      <text:p text:style-name="Normal">A) Ingesta y procesamiento de logs<text:line-break/>B) Crear redes<text:line-break/>C) Crear máquinas virtuales<text:line-break/>D) Crear usuarios</text:p>
      <text:p text:style-name="Normal"><draw:custom-shape svg:x="0in" svg:y="0in" svg:width="45.51042in" svg:height="0.00139in" draw:z-index="0" draw:id="id32" draw:style-name="a32" draw:name="Horizontal Line 33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6">33. Kibana sirve para:</text:span></text:p>
      <text:p text:style-name="Normal">A) Visualización de datos<text:line-break/>B) Virtualización<text:line-break/>C) Seguridad de red<text:line-break/>D) Administración de usuarios</text:p>
      <text:p text:style-name="Normal"><draw:custom-shape svg:x="0in" svg:y="0in" svg:width="45.51042in" svg:height="0.00139in" draw:z-index="0" draw:id="id33" draw:style-name="a33" draw:name="Horizontal Line 34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7">34. Kafka se usa para:</text:span></text:p>
      <text:p text:style-name="Normal">A) Streaming de datos<text:line-break/>B) Virtualización<text:line-break/>C) Control de usuarios<text:line-break/>D) Redes privadas</text:p>
      <text:p text:style-name="Normal"><draw:custom-shape svg:x="0in" svg:y="0in" svg:width="45.51042in" svg:height="0.00139in" draw:z-index="0" draw:id="id34" draw:style-name="a34" draw:name="Horizontal Line 341" text:anchor-type="as-char"><svg:title/><svg:desc/><draw:enhanced-geometry draw:type="non-primitive" svg:viewBox="0 0 21600 21600" draw:enhanced-path="M 0 0 L 21600 0 21600 21600 0 21600 Z N"/></draw:custom-shape></text:p>
      <text:p text:style-name="P48">Parte 9 — Arquitecturas modernas</text:p>
      <text:p text:style-name="Normal"><text:span text:style-name="T49">35. El modelo Cattle implica:</text:span></text:p>
      <text:p text:style-name="Normal">A) Infraestructura automatizada<text:line-break/>B) Servidores únicos críticos<text:line-break/>C) Gestión manual<text:line-break/>D) Infraestructura estática</text:p>
      <text:p text:style-name="Normal"><draw:custom-shape svg:x="0in" svg:y="0in" svg:width="45.51042in" svg:height="0.00139in" draw:z-index="0" draw:id="id35" draw:style-name="a35" draw:name="Horizontal Line 34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0">36. El modelo Pet implica:</text:span></text:p>
      <text:p text:style-name="Normal">A) Servidores tratados individualmente<text:line-break/>B) Infraestructura efímera<text:line-break/>C) Automatización total<text:line-break/>D) Clusters dinámicos</text:p>
      <text:soft-page-break/>
      <text:p text:style-name="Normal"><draw:custom-shape svg:x="0in" svg:y="0in" svg:width="45.51042in" svg:height="0.00139in" draw:z-index="0" draw:id="id36" draw:style-name="a36" draw:name="Horizontal Line 343" text:anchor-type="as-char"><svg:title/><svg:desc/><draw:enhanced-geometry draw:type="non-primitive" svg:viewBox="0 0 21600 21600" draw:enhanced-path="M 0 0 L 21600 0 21600 21600 0 21600 Z N"/></draw:custom-shape></text:p>
      <text:p text:style-name="P51">Parte 10 — Conceptos de infraestructura</text:p>
      <text:p text:style-name="Normal"><text:span text:style-name="T52">37. Un sistema distribuido es:</text:span></text:p>
      <text:p text:style-name="Normal">A) Un único servidor<text:line-break/>B) Varios sistemas trabajando juntos<text:line-break/>C) Un ordenador personal<text:line-break/>D) Un disco externo</text:p>
      <text:p text:style-name="Normal"><draw:custom-shape svg:x="0in" svg:y="0in" svg:width="45.51042in" svg:height="0.00139in" draw:z-index="0" draw:id="id37" draw:style-name="a37" draw:name="Horizontal Line 34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3">38. Un cluster se utiliza para:</text:span></text:p>
      <text:p text:style-name="Normal">A) Aumentar capacidad de procesamiento<text:line-break/>B) Reducir memoria<text:line-break/>C) Eliminar redes<text:line-break/>D) Reducir seguridad</text:p>
      <text:p text:style-name="Normal"><draw:custom-shape svg:x="0in" svg:y="0in" svg:width="45.51042in" svg:height="0.00139in" draw:z-index="0" draw:id="id38" draw:style-name="a38" draw:name="Horizontal Line 34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4">39. La tolerancia a fallos significa:</text:span></text:p>
      <text:p text:style-name="Normal">A) El sistema sigue funcionando si falla un nodo<text:line-break/>B) El sistema se apaga<text:line-break/>C) El sistema elimina nodos<text:line-break/>D) El sistema pierde datos</text:p>
      <text:p text:style-name="Normal"><draw:custom-shape svg:x="0in" svg:y="0in" svg:width="45.51042in" svg:height="0.00139in" draw:z-index="0" draw:id="id39" draw:style-name="a39" draw:name="Horizontal Line 34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5">40. El balanceo de carga permite:</text:span></text:p>
      <text:p text:style-name="Normal">A) Distribuir tráfico entre servidores<text:line-break/>B) Reducir usuarios<text:line-break/>C) Eliminar servidores<text:line-break/>D) Reducir memoria</text:p>
      <text:p text:style-name="Normal"><draw:custom-shape svg:x="0in" svg:y="0in" svg:width="45.51042in" svg:height="0.00139in" draw:z-index="0" draw:id="id40" draw:style-name="a40" draw:name="Horizontal Line 347" text:anchor-type="as-char"><svg:title/><svg:desc/><draw:enhanced-geometry draw:type="non-primitive" svg:viewBox="0 0 21600 21600" draw:enhanced-path="M 0 0 L 21600 0 21600 21600 0 21600 Z N"/></draw:custom-shape></text:p>
      <text:p text:style-name="P56">Parte 11 — Conceptos de Big Data</text:p>
      <text:p text:style-name="Normal"><text:span text:style-name="T57">41. Big Data se caracteriza por:</text:span></text:p>
      <text:p text:style-name="Normal">A) Bajo volumen<text:line-break/>B) Las 3V: volumen, velocidad y variedad<text:line-break/>C) Solo datos estructurados<text:line-break/>D) Solo bases de datos</text:p>
      <text:p text:style-name="Normal"><draw:custom-shape svg:x="0in" svg:y="0in" svg:width="45.51042in" svg:height="0.00139in" draw:z-index="0" draw:id="id41" draw:style-name="a41" draw:name="Horizontal Line 348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58">42. Hadoop se utiliza para:</text:span></text:p>
      <text:p text:style-name="Normal">A) Procesamiento distribuido de datos<text:line-break/>B) Virtualización<text:line-break/>C) Redes<text:line-break/>D) Cifrado</text:p>
      <text:p text:style-name="Normal"><draw:custom-shape svg:x="0in" svg:y="0in" svg:width="45.51042in" svg:height="0.00139in" draw:z-index="0" draw:id="id42" draw:style-name="a42" draw:name="Horizontal Line 34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9">43. Spark se caracteriza por:</text:span></text:p>
      <text:p text:style-name="Normal">A) Procesamiento en memoria<text:line-break/>B) Procesamiento solo en disco<text:line-break/>C) No ser distribuido<text:line-break/>D) No soportar streaming</text:p>
      <text:p text:style-name="Normal"><draw:custom-shape svg:x="0in" svg:y="0in" svg:width="45.51042in" svg:height="0.00139in" draw:z-index="0" draw:id="id43" draw:style-name="a43" draw:name="Horizontal Line 35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0">44. HDFS es:</text:span></text:p>
      <text:p text:style-name="Normal">A) Sistema de archivos distribuido<text:line-break/>B) Base de datos<text:line-break/>C) Sistema operativo<text:line-break/>D) Lenguaje de programación</text:p>
      <text:p text:style-name="Normal"><draw:custom-shape svg:x="0in" svg:y="0in" svg:width="45.51042in" svg:height="0.00139in" draw:z-index="0" draw:id="id44" draw:style-name="a44" draw:name="Horizontal Line 35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1">45. MapReduce sirve para:</text:span></text:p>
      <text:p text:style-name="Normal">A) Procesar grandes volúmenes de datos<text:line-break/>B) Crear redes<text:line-break/>C) Crear máquinas virtuales<text:line-break/>D) Crear usuarios</text:p>
      <text:p text:style-name="Normal"><draw:custom-shape svg:x="0in" svg:y="0in" svg:width="45.51042in" svg:height="0.00139in" draw:z-index="0" draw:id="id45" draw:style-name="a45" draw:name="Horizontal Line 352" text:anchor-type="as-char"><svg:title/><svg:desc/><draw:enhanced-geometry draw:type="non-primitive" svg:viewBox="0 0 21600 21600" draw:enhanced-path="M 0 0 L 21600 0 21600 21600 0 21600 Z N"/></draw:custom-shape></text:p>
      <text:p text:style-name="P62">Parte 12 — Diagnóstico de red</text:p>
      <text:p text:style-name="Normal"><text:span text:style-name="T63">46. ICMP se utiliza para:</text:span></text:p>
      <text:p text:style-name="Normal">A) Diagnóstico de red<text:line-break/>B) Transferencia de archivos<text:line-break/>C) Cifrado<text:line-break/>D) Virtualización</text:p>
      <text:p text:style-name="Normal"><draw:custom-shape svg:x="0in" svg:y="0in" svg:width="45.51042in" svg:height="0.00139in" draw:z-index="0" draw:id="id46" draw:style-name="a46" draw:name="Horizontal Line 35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4">47. Ping utiliza:</text:span></text:p>
      <text:soft-page-break/>
      <text:p text:style-name="Normal">A) ICMP<text:line-break/>B) TCP<text:line-break/>C) UDP<text:line-break/>D) DNS</text:p>
      <text:p text:style-name="Normal"><draw:custom-shape svg:x="0in" svg:y="0in" svg:width="45.51042in" svg:height="0.00139in" draw:z-index="0" draw:id="id47" draw:style-name="a47" draw:name="Horizontal Line 35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5">48. Netstat permite ver:</text:span></text:p>
      <text:p text:style-name="Normal">A) Conexiones de red<text:line-break/>B) Archivos del sistema<text:line-break/>C) Usuarios<text:line-break/>D) Discos</text:p>
      <text:p text:style-name="Normal"><draw:custom-shape svg:x="0in" svg:y="0in" svg:width="45.51042in" svg:height="0.00139in" draw:z-index="0" draw:id="id48" draw:style-name="a48" draw:name="Horizontal Line 35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6">49. Traceroute muestra:</text:span></text:p>
      <text:p text:style-name="Normal">A) Ruta de paquetes en la red<text:line-break/>B) Usuarios conectados<text:line-break/>C) Archivos abiertos<text:line-break/>D) Permisos de red</text:p>
      <text:p text:style-name="Normal"><draw:custom-shape svg:x="0in" svg:y="0in" svg:width="45.51042in" svg:height="0.00139in" draw:z-index="0" draw:id="id49" draw:style-name="a49" draw:name="Horizontal Line 35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7">50. Una VPN proporciona:</text:span></text:p>
      <text:p text:style-name="Normal">A) Red privada segura sobre Internet<text:line-break/>B) Aumento de CPU<text:line-break/>C) Más memoria<text:line-break/>D) Eliminación de firewalls</text:p>
      <text:p text:style-name="Normal"><draw:custom-shape svg:x="0in" svg:y="0in" svg:width="45.51042in" svg:height="0.00139in" draw:z-index="0" draw:id="id50" draw:style-name="a50" draw:name="Horizontal Line 35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8">✅</text:span><text:span text:style-name="T69"><text:s/>Respuestas correctas</text:span></text:p>
      <table:table table:style-name="Table70">
        <table:table-columns>
          <table:table-column table:style-name="TableColumn71"/>
          <table:table-column table:style-name="TableColumn72"/>
        </table:table-columns>
        <table:table-header-rows>
          <table:table-row table:style-name="TableRow73">
            <table:table-cell table:style-name="TableCell74">
              <text:p text:style-name="P75">Pregunta</text:p>
            </table:table-cell>
            <table:table-cell table:style-name="TableCell76">
              <text:p text:style-name="P77">Respuesta</text:p>
            </table:table-cell>
          </table:table-row>
        </table:table-header-rows>
        <table:table-row table:style-name="TableRow78">
          <table:table-cell table:style-name="TableCell79">
            <text:p text:style-name="Normal">1</text:p>
          </table:table-cell>
          <table:table-cell table:style-name="TableCell80">
            <text:p text:style-name="Normal">B</text:p>
          </table:table-cell>
        </table:table-row>
        <table:table-row table:style-name="TableRow81">
          <table:table-cell table:style-name="TableCell82">
            <text:p text:style-name="Normal">2</text:p>
          </table:table-cell>
          <table:table-cell table:style-name="TableCell83">
            <text:p text:style-name="Normal">A</text:p>
          </table:table-cell>
        </table:table-row>
        <table:table-row table:style-name="TableRow84">
          <table:table-cell table:style-name="TableCell85">
            <text:p text:style-name="Normal">3</text:p>
          </table:table-cell>
          <table:table-cell table:style-name="TableCell86">
            <text:p text:style-name="Normal">B</text:p>
          </table:table-cell>
        </table:table-row>
        <table:table-row table:style-name="TableRow87">
          <table:table-cell table:style-name="TableCell88">
            <text:p text:style-name="Normal">4</text:p>
          </table:table-cell>
          <table:table-cell table:style-name="TableCell89">
            <text:p text:style-name="Normal">B</text:p>
          </table:table-cell>
        </table:table-row>
        <table:table-row table:style-name="TableRow90">
          <table:table-cell table:style-name="TableCell91">
            <text:p text:style-name="Normal">5</text:p>
          </table:table-cell>
          <table:table-cell table:style-name="TableCell92">
            <text:p text:style-name="Normal">A</text:p>
          </table:table-cell>
        </table:table-row>
        <text:soft-page-break/>
        <table:table-row table:style-name="TableRow93">
          <table:table-cell table:style-name="TableCell94">
            <text:p text:style-name="Normal">6</text:p>
          </table:table-cell>
          <table:table-cell table:style-name="TableCell95">
            <text:p text:style-name="Normal">B</text:p>
          </table:table-cell>
        </table:table-row>
        <table:table-row table:style-name="TableRow96">
          <table:table-cell table:style-name="TableCell97">
            <text:p text:style-name="Normal">7</text:p>
          </table:table-cell>
          <table:table-cell table:style-name="TableCell98">
            <text:p text:style-name="Normal">B</text:p>
          </table:table-cell>
        </table:table-row>
        <table:table-row table:style-name="TableRow99">
          <table:table-cell table:style-name="TableCell100">
            <text:p text:style-name="Normal">8</text:p>
          </table:table-cell>
          <table:table-cell table:style-name="TableCell101">
            <text:p text:style-name="Normal">B</text:p>
          </table:table-cell>
        </table:table-row>
        <table:table-row table:style-name="TableRow102">
          <table:table-cell table:style-name="TableCell103">
            <text:p text:style-name="Normal">9</text:p>
          </table:table-cell>
          <table:table-cell table:style-name="TableCell104">
            <text:p text:style-name="Normal">B</text:p>
          </table:table-cell>
        </table:table-row>
        <table:table-row table:style-name="TableRow105">
          <table:table-cell table:style-name="TableCell106">
            <text:p text:style-name="Normal">10</text:p>
          </table:table-cell>
          <table:table-cell table:style-name="TableCell107">
            <text:p text:style-name="Normal">D</text:p>
          </table:table-cell>
        </table:table-row>
        <table:table-row table:style-name="TableRow108">
          <table:table-cell table:style-name="TableCell109">
            <text:p text:style-name="Normal">11</text:p>
          </table:table-cell>
          <table:table-cell table:style-name="TableCell110">
            <text:p text:style-name="Normal">B</text:p>
          </table:table-cell>
        </table:table-row>
        <table:table-row table:style-name="TableRow111">
          <table:table-cell table:style-name="TableCell112">
            <text:p text:style-name="Normal">12</text:p>
          </table:table-cell>
          <table:table-cell table:style-name="TableCell113">
            <text:p text:style-name="Normal">B</text:p>
          </table:table-cell>
        </table:table-row>
        <table:table-row table:style-name="TableRow114">
          <table:table-cell table:style-name="TableCell115">
            <text:p text:style-name="Normal">13</text:p>
          </table:table-cell>
          <table:table-cell table:style-name="TableCell116">
            <text:p text:style-name="Normal">B</text:p>
          </table:table-cell>
        </table:table-row>
        <table:table-row table:style-name="TableRow117">
          <table:table-cell table:style-name="TableCell118">
            <text:p text:style-name="Normal">14</text:p>
          </table:table-cell>
          <table:table-cell table:style-name="TableCell119">
            <text:p text:style-name="Normal">B</text:p>
          </table:table-cell>
        </table:table-row>
        <table:table-row table:style-name="TableRow120">
          <table:table-cell table:style-name="TableCell121">
            <text:p text:style-name="Normal">15</text:p>
          </table:table-cell>
          <table:table-cell table:style-name="TableCell122">
            <text:p text:style-name="Normal">B</text:p>
          </table:table-cell>
        </table:table-row>
        <table:table-row table:style-name="TableRow123">
          <table:table-cell table:style-name="TableCell124">
            <text:p text:style-name="Normal">16</text:p>
          </table:table-cell>
          <table:table-cell table:style-name="TableCell125">
            <text:p text:style-name="Normal">B</text:p>
          </table:table-cell>
        </table:table-row>
        <table:table-row table:style-name="TableRow126">
          <table:table-cell table:style-name="TableCell127">
            <text:p text:style-name="Normal">17</text:p>
          </table:table-cell>
          <table:table-cell table:style-name="TableCell128">
            <text:p text:style-name="Normal">A</text:p>
          </table:table-cell>
        </table:table-row>
        <table:table-row table:style-name="TableRow129">
          <table:table-cell table:style-name="TableCell130">
            <text:p text:style-name="Normal">18</text:p>
          </table:table-cell>
          <table:table-cell table:style-name="TableCell131">
            <text:p text:style-name="Normal">A</text:p>
          </table:table-cell>
        </table:table-row>
        <table:table-row table:style-name="TableRow132">
          <table:table-cell table:style-name="TableCell133">
            <text:p text:style-name="Normal">19</text:p>
          </table:table-cell>
          <table:table-cell table:style-name="TableCell134">
            <text:p text:style-name="Normal">B</text:p>
          </table:table-cell>
        </table:table-row>
        <table:table-row table:style-name="TableRow135">
          <table:table-cell table:style-name="TableCell136">
            <text:p text:style-name="Normal">20</text:p>
          </table:table-cell>
          <table:table-cell table:style-name="TableCell137">
            <text:p text:style-name="Normal">B</text:p>
          </table:table-cell>
        </table:table-row>
        <table:table-row table:style-name="TableRow138">
          <table:table-cell table:style-name="TableCell139">
            <text:p text:style-name="Normal">21</text:p>
          </table:table-cell>
          <table:table-cell table:style-name="TableCell140">
            <text:p text:style-name="Normal">C</text:p>
          </table:table-cell>
        </table:table-row>
        <table:table-row table:style-name="TableRow141">
          <table:table-cell table:style-name="TableCell142">
            <text:p text:style-name="Normal">22</text:p>
          </table:table-cell>
          <table:table-cell table:style-name="TableCell143">
            <text:p text:style-name="Normal">B</text:p>
          </table:table-cell>
        </table:table-row>
        <table:table-row table:style-name="TableRow144">
          <table:table-cell table:style-name="TableCell145">
            <text:p text:style-name="Normal">23</text:p>
          </table:table-cell>
          <table:table-cell table:style-name="TableCell146">
            <text:p text:style-name="Normal">A</text:p>
          </table:table-cell>
        </table:table-row>
        <table:table-row table:style-name="TableRow147">
          <table:table-cell table:style-name="TableCell148">
            <text:p text:style-name="Normal">24</text:p>
          </table:table-cell>
          <table:table-cell table:style-name="TableCell149">
            <text:p text:style-name="Normal">A</text:p>
          </table:table-cell>
        </table:table-row>
        <table:table-row table:style-name="TableRow150">
          <table:table-cell table:style-name="TableCell151">
            <text:p text:style-name="Normal">25</text:p>
          </table:table-cell>
          <table:table-cell table:style-name="TableCell152">
            <text:p text:style-name="Normal">B</text:p>
          </table:table-cell>
        </table:table-row>
        <table:table-row table:style-name="TableRow153">
          <table:table-cell table:style-name="TableCell154">
            <text:p text:style-name="Normal">26</text:p>
          </table:table-cell>
          <table:table-cell table:style-name="TableCell155">
            <text:p text:style-name="Normal">B</text:p>
          </table:table-cell>
        </table:table-row>
        <table:table-row table:style-name="TableRow156">
          <table:table-cell table:style-name="TableCell157">
            <text:p text:style-name="Normal">27</text:p>
          </table:table-cell>
          <table:table-cell table:style-name="TableCell158">
            <text:p text:style-name="Normal">A</text:p>
          </table:table-cell>
        </table:table-row>
        <table:table-row table:style-name="TableRow159">
          <table:table-cell table:style-name="TableCell160">
            <text:p text:style-name="Normal">28</text:p>
          </table:table-cell>
          <table:table-cell table:style-name="TableCell161">
            <text:p text:style-name="Normal">A</text:p>
          </table:table-cell>
        </table:table-row>
        <table:table-row table:style-name="TableRow162">
          <table:table-cell table:style-name="TableCell163">
            <text:p text:style-name="Normal">29</text:p>
          </table:table-cell>
          <table:table-cell table:style-name="TableCell164">
            <text:p text:style-name="Normal">A</text:p>
          </table:table-cell>
        </table:table-row>
        <text:soft-page-break/>
        <table:table-row table:style-name="TableRow165">
          <table:table-cell table:style-name="TableCell166">
            <text:p text:style-name="Normal">30</text:p>
          </table:table-cell>
          <table:table-cell table:style-name="TableCell167">
            <text:p text:style-name="Normal">A</text:p>
          </table:table-cell>
        </table:table-row>
        <table:table-row table:style-name="TableRow168">
          <table:table-cell table:style-name="TableCell169">
            <text:p text:style-name="Normal">31</text:p>
          </table:table-cell>
          <table:table-cell table:style-name="TableCell170">
            <text:p text:style-name="Normal">A</text:p>
          </table:table-cell>
        </table:table-row>
        <table:table-row table:style-name="TableRow171">
          <table:table-cell table:style-name="TableCell172">
            <text:p text:style-name="Normal">32</text:p>
          </table:table-cell>
          <table:table-cell table:style-name="TableCell173">
            <text:p text:style-name="Normal">A</text:p>
          </table:table-cell>
        </table:table-row>
        <table:table-row table:style-name="TableRow174">
          <table:table-cell table:style-name="TableCell175">
            <text:p text:style-name="Normal">33</text:p>
          </table:table-cell>
          <table:table-cell table:style-name="TableCell176">
            <text:p text:style-name="Normal">A</text:p>
          </table:table-cell>
        </table:table-row>
        <table:table-row table:style-name="TableRow177">
          <table:table-cell table:style-name="TableCell178">
            <text:p text:style-name="Normal">34</text:p>
          </table:table-cell>
          <table:table-cell table:style-name="TableCell179">
            <text:p text:style-name="Normal">A</text:p>
          </table:table-cell>
        </table:table-row>
        <table:table-row table:style-name="TableRow180">
          <table:table-cell table:style-name="TableCell181">
            <text:p text:style-name="Normal">35</text:p>
          </table:table-cell>
          <table:table-cell table:style-name="TableCell182">
            <text:p text:style-name="Normal">A</text:p>
          </table:table-cell>
        </table:table-row>
        <table:table-row table:style-name="TableRow183">
          <table:table-cell table:style-name="TableCell184">
            <text:p text:style-name="Normal">36</text:p>
          </table:table-cell>
          <table:table-cell table:style-name="TableCell185">
            <text:p text:style-name="Normal">A</text:p>
          </table:table-cell>
        </table:table-row>
        <table:table-row table:style-name="TableRow186">
          <table:table-cell table:style-name="TableCell187">
            <text:p text:style-name="Normal">37</text:p>
          </table:table-cell>
          <table:table-cell table:style-name="TableCell188">
            <text:p text:style-name="Normal">B</text:p>
          </table:table-cell>
        </table:table-row>
        <table:table-row table:style-name="TableRow189">
          <table:table-cell table:style-name="TableCell190">
            <text:p text:style-name="Normal">38</text:p>
          </table:table-cell>
          <table:table-cell table:style-name="TableCell191">
            <text:p text:style-name="Normal">A</text:p>
          </table:table-cell>
        </table:table-row>
        <table:table-row table:style-name="TableRow192">
          <table:table-cell table:style-name="TableCell193">
            <text:p text:style-name="Normal">39</text:p>
          </table:table-cell>
          <table:table-cell table:style-name="TableCell194">
            <text:p text:style-name="Normal">A</text:p>
          </table:table-cell>
        </table:table-row>
        <table:table-row table:style-name="TableRow195">
          <table:table-cell table:style-name="TableCell196">
            <text:p text:style-name="Normal">40</text:p>
          </table:table-cell>
          <table:table-cell table:style-name="TableCell197">
            <text:p text:style-name="Normal">A</text:p>
          </table:table-cell>
        </table:table-row>
        <table:table-row table:style-name="TableRow198">
          <table:table-cell table:style-name="TableCell199">
            <text:p text:style-name="Normal">41</text:p>
          </table:table-cell>
          <table:table-cell table:style-name="TableCell200">
            <text:p text:style-name="Normal">B</text:p>
          </table:table-cell>
        </table:table-row>
        <table:table-row table:style-name="TableRow201">
          <table:table-cell table:style-name="TableCell202">
            <text:p text:style-name="Normal">42</text:p>
          </table:table-cell>
          <table:table-cell table:style-name="TableCell203">
            <text:p text:style-name="Normal">A</text:p>
          </table:table-cell>
        </table:table-row>
        <table:table-row table:style-name="TableRow204">
          <table:table-cell table:style-name="TableCell205">
            <text:p text:style-name="Normal">43</text:p>
          </table:table-cell>
          <table:table-cell table:style-name="TableCell206">
            <text:p text:style-name="Normal">A</text:p>
          </table:table-cell>
        </table:table-row>
        <table:table-row table:style-name="TableRow207">
          <table:table-cell table:style-name="TableCell208">
            <text:p text:style-name="Normal">44</text:p>
          </table:table-cell>
          <table:table-cell table:style-name="TableCell209">
            <text:p text:style-name="Normal">A</text:p>
          </table:table-cell>
        </table:table-row>
        <table:table-row table:style-name="TableRow210">
          <table:table-cell table:style-name="TableCell211">
            <text:p text:style-name="Normal">45</text:p>
          </table:table-cell>
          <table:table-cell table:style-name="TableCell212">
            <text:p text:style-name="Normal">A</text:p>
          </table:table-cell>
        </table:table-row>
        <table:table-row table:style-name="TableRow213">
          <table:table-cell table:style-name="TableCell214">
            <text:p text:style-name="Normal">46</text:p>
          </table:table-cell>
          <table:table-cell table:style-name="TableCell215">
            <text:p text:style-name="Normal">A</text:p>
          </table:table-cell>
        </table:table-row>
        <table:table-row table:style-name="TableRow216">
          <table:table-cell table:style-name="TableCell217">
            <text:p text:style-name="Normal">47</text:p>
          </table:table-cell>
          <table:table-cell table:style-name="TableCell218">
            <text:p text:style-name="Normal">A</text:p>
          </table:table-cell>
        </table:table-row>
        <table:table-row table:style-name="TableRow219">
          <table:table-cell table:style-name="TableCell220">
            <text:p text:style-name="Normal">48</text:p>
          </table:table-cell>
          <table:table-cell table:style-name="TableCell221">
            <text:p text:style-name="Normal">A</text:p>
          </table:table-cell>
        </table:table-row>
        <table:table-row table:style-name="TableRow222">
          <table:table-cell table:style-name="TableCell223">
            <text:p text:style-name="Normal">49</text:p>
          </table:table-cell>
          <table:table-cell table:style-name="TableCell224">
            <text:p text:style-name="Normal">A</text:p>
          </table:table-cell>
        </table:table-row>
        <table:table-row table:style-name="TableRow225">
          <table:table-cell table:style-name="TableCell226">
            <text:p text:style-name="Normal">50</text:p>
          </table:table-cell>
          <table:table-cell table:style-name="TableCell227">
            <text:p text:style-name="Normal">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igData</meta:initial-creator>
    <dc:creator>BigData</dc:creator>
    <meta:creation-date>2026-03-06T11:09:00Z</meta:creation-date>
    <dc:date>2026-03-06T11:10:00Z</dc:date>
    <meta:template xlink:href="Normal.dotm" xlink:type="simple"/>
    <meta:editing-cycles>1</meta:editing-cycles>
    <meta:editing-duration>PT60S</meta:editing-duration>
    <meta:document-statistic meta:page-count="12" meta:paragraph-count="13" meta:word-count="1061" meta:character-count="6885" meta:row-count="48" meta:non-whitespace-character-count="5837"/>
  </office:meta>
</office:document-meta>
</file>